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8" style:family="paragraph" style:parent-style-name="Footnote">
      <style:text-properties fo:language="en" fo:country="GB" officeooo:paragraph-rsid="10868da7" fo:background-color="transparent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dd566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aabd2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1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fo:font-style="normal" style:text-underline-style="none" fo:font-weight="normal" officeooo:rsid="04efc077" officeooo:paragraph-rsid="1064c783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aa5f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558f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3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781af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text-properties officeooo:paragraph-rsid="0daa4aef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officeooo:paragraph-rsid="0f4cd335"/>
    </style:style>
    <style:style style:name="P43" style:family="paragraph" style:parent-style-name="Standard">
      <style:paragraph-properties fo:text-align="center" style:justify-single-word="false"/>
      <style:text-properties officeooo:paragraph-rsid="0db0d4d1"/>
    </style:style>
    <style:style style:name="P44" style:family="paragraph" style:parent-style-name="Standard">
      <style:paragraph-properties fo:text-align="center" style:justify-single-word="false"/>
      <style:text-properties officeooo:paragraph-rsid="0cc5fe5b"/>
    </style:style>
    <style:style style:name="P45" style:family="paragraph" style:parent-style-name="Standard">
      <style:paragraph-properties fo:text-align="center" style:justify-single-word="false"/>
      <style:text-properties officeooo:paragraph-rsid="0d804757"/>
    </style:style>
    <style:style style:name="P46" style:family="paragraph" style:parent-style-name="Standard">
      <style:paragraph-properties fo:text-align="center" style:justify-single-word="false"/>
      <style:text-properties officeooo:paragraph-rsid="102f2d76"/>
    </style:style>
    <style:style style:name="P47" style:family="paragraph" style:parent-style-name="Standard">
      <style:paragraph-properties fo:text-align="center" style:justify-single-word="false"/>
      <style:text-properties officeooo:paragraph-rsid="0cb38183"/>
    </style:style>
    <style:style style:name="P48" style:family="paragraph" style:parent-style-name="Standard">
      <style:paragraph-properties fo:text-align="center" style:justify-single-word="false"/>
      <style:text-properties officeooo:paragraph-rsid="0dce9327"/>
    </style:style>
    <style:style style:name="P49" style:family="paragraph" style:parent-style-name="Standard">
      <style:paragraph-properties fo:text-align="center" style:justify-single-word="false"/>
      <style:text-properties officeooo:paragraph-rsid="0cc79a2d"/>
    </style:style>
    <style:style style:name="P50" style:family="paragraph" style:parent-style-name="Footnote">
      <style:text-properties officeooo:paragraph-rsid="0fa0ab6e"/>
    </style:style>
    <style:style style:name="P51" style:family="paragraph" style:parent-style-name="Standard">
      <style:text-properties officeooo:paragraph-rsid="1061e0ef"/>
    </style:style>
    <style:style style:name="P52" style:family="paragraph" style:parent-style-name="Standard">
      <style:text-properties officeooo:paragraph-rsid="1062a122"/>
    </style:style>
    <style:style style:name="P53" style:family="paragraph" style:parent-style-name="Standard">
      <style:text-properties officeooo:paragraph-rsid="10640365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officeooo:paragraph-rsid="108aabd2"/>
    </style:style>
    <style:style style:name="P57" style:family="paragraph" style:parent-style-name="Standard">
      <style:text-properties officeooo:paragraph-rsid="0c819a59"/>
    </style:style>
    <style:style style:name="P58" style:family="paragraph" style:parent-style-name="Standard">
      <style:text-properties officeooo:paragraph-rsid="0c8364eb"/>
    </style:style>
    <style:style style:name="P59" style:family="paragraph" style:parent-style-name="Standard">
      <style:text-properties officeooo:paragraph-rsid="0ddfbc49"/>
    </style:style>
    <style:style style:name="P60" style:family="paragraph" style:parent-style-name="Standard">
      <style:text-properties officeooo:paragraph-rsid="0a0f8417"/>
    </style:style>
    <style:style style:name="P61" style:family="paragraph" style:parent-style-name="Footnote">
      <style:text-properties officeooo:paragraph-rsid="10973a2a"/>
    </style:style>
    <style:style style:name="P62" style:family="paragraph" style:parent-style-name="Footnote">
      <style:text-properties officeooo:paragraph-rsid="1099c9c5"/>
    </style:style>
    <style:style style:name="P6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6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166a7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0pt" fo:language="en" fo:country="GB" style:font-size-asian="10pt" style:font-size-complex="10pt"/>
    </style:style>
    <style:style style:name="T16" style:family="text">
      <style:text-properties style:font-name="Ubuntu1" fo:font-size="11pt" style:font-size-asian="11pt" style:font-size-complex="11pt"/>
    </style:style>
    <style:style style:name="T17" style:family="text">
      <style:text-properties style:language-asian="nl" style:country-asian="NL"/>
    </style:style>
    <style:style style:name="T18" style:family="text">
      <style:text-properties officeooo:rsid="0f57e617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8ff4e2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0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73a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8ff4e2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10b31a13" style:font-size-asian="10pt" style:language-asian="nl" style:country-asian="NL" style:font-style-asian="normal" style:font-name-complex="Bitstream Vera Sans" style:font-size-complex="10pt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10b36142" style:font-size-asian="10pt" style:language-asian="nl" style:country-asian="NL" style:font-style-asian="normal" style:font-name-complex="Bitstream Vera Sans" style:font-size-complex="10pt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officeooo:rsid="08d52b7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5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7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0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1099c9c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109bb4d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8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9" style:family="text">
      <style:text-properties fo:color="#000000" loext:opacity="100%" style:font-name="Liberation Sans" fo:font-size="12pt" fo:language="en" fo:country="GB" fo:font-style="normal" style:text-underline-style="none" officeooo:rsid="109c6ff1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24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5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7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8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9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0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31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32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officeooo:rsid="10966a9d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76" style:family="text">
      <style:text-properties style:text-line-through-style="none" style:text-line-through-type="none" fo:language="en" fo:country="GB" style:text-underline-style="none" officeooo:rsid="01fa4bd3" style:font-name-asian="HG Mincho Light J" style:font-size-asian="12pt" style:font-size-complex="12pt" style:language-complex="nl" style:country-complex="NL"/>
    </style:style>
    <style:style style:name="T177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78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79" style:family="text">
      <style:text-properties style:text-line-through-style="none" style:text-line-through-type="none" fo:language="en" fo:country="GB" style:text-underline-style="none" officeooo:rsid="105b27b3" style:font-size-asian="12pt" style:font-size-complex="12pt"/>
    </style:style>
    <style:style style:name="T180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81" style:family="text">
      <style:text-properties style:text-line-through-style="none" style:text-line-through-type="none" fo:language="en" fo:country="GB" style:text-underline-style="none" officeooo:rsid="105ff725" style:font-size-asian="12pt" style:font-size-complex="12pt"/>
    </style:style>
    <style:style style:name="T182" style:family="text">
      <style:text-properties style:text-line-through-style="none" style:text-line-through-type="none" fo:language="en" fo:country="GB" style:text-underline-style="none" officeooo:rsid="105419f1" style:font-size-asian="12pt" style:font-size-complex="12pt"/>
    </style:style>
    <style:style style:name="T183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8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style:text-underline-style="none" officeooo:rsid="108166a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7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fo:font-weight="normal" officeooo:rsid="109c6ff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style:text-underline-style="none" fo:font-weight="normal" officeooo:rsid="108166a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style:text-underline-style="none" officeooo:rsid="109c6ff1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style:text-underline-style="none" officeooo:rsid="108166a7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1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361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language="en" fo:country="GB" officeooo:rsid="1052c7f3"/>
    </style:style>
    <style:style style:name="T219" style:family="text">
      <style:text-properties fo:language="en" fo:country="GB" officeooo:rsid="105c8aaa"/>
    </style:style>
    <style:style style:name="T220" style:family="text">
      <style:text-properties fo:language="en" fo:country="GB" officeooo:rsid="105f1264"/>
    </style:style>
    <style:style style:name="T221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2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3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4" style:family="text">
      <style:text-properties fo:language="en" fo:country="GB" style:text-underline-style="none" officeooo:rsid="10781afe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5" style:family="text">
      <style:text-properties fo:language="en" fo:country="GB" officeooo:rsid="108aabe0"/>
    </style:style>
    <style:style style:name="T226" style:family="text">
      <style:text-properties officeooo:rsid="0f981b1c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4e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9bb4d4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41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1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52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53" style:family="text">
      <style:text-properties fo:font-variant="normal" fo:text-transform="none" fo:color="#000000" loext:opacity="87%" fo:letter-spacing="normal" fo:font-style="normal" officeooo:rsid="106260b1"/>
    </style:style>
    <style:style style:name="T254" style:family="text">
      <style:text-properties officeooo:rsid="108166a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63"><text:span text:style-name="T100">Checklist for installing </text:span><text:span text:style-name="T100"><text:user-field-get text:name="Distro">AlmaLinux</text:user-field-get></text:span><text:span text:style-name="T100"><text:s/></text:span><text:span text:style-name="T101"><text:user-field-get text:name="Version">8.10</text:user-field-get></text:span><text:span text:style-name="T102"><text:note text:id="ftn1" text:note-class="footnote"><text:note-citation>1</text:note-citation><text:note-body><text:p text:style-name="P62"><text:span text:style-name="T227">This </text:span><text:span text:style-name="T233"><text:user-field-get text:name="Distro">AlmaLinux</text:user-field-get></text:span><text:span text:style-name="T228"><text:s/></text:span><text:span text:style-name="T234"><text:user-field-get text:name="Version">8.10</text:user-field-get></text:span><text:span text:style-name="T234"><text:s/></text:span><text:span text:style-name="T235">Server</text:span><text:span text:style-name="T227"> </text:span><text:span text:style-name="T231">from May 31</text:span><text:span text:style-name="T242">st</text:span><text:span text:style-name="T231">, </text:span><text:span text:style-name="T232">2024 </text:span><text:span text:style-name="T227">is supported until </text:span><text:span text:style-name="T229">May</text:span><text:span text:style-name="T227"> </text:span><text:span text:style-name="T230">1</text:span><text:span text:style-name="T241">st</text:span><text:span text:style-name="T230">, </text:span><text:span text:style-name="T227">2029.</text:span></text:p></text:note-body></text:note></text:span><text:span text:style-name="T103"><text:s/></text:span><text:span text:style-name="T105">Server</text:span><text:span text:style-name="T104">.</text:span></text:p>
      <text:p text:style-name="P24"><text:span text:style-name="T60"/></text:p>
      <text:p text:style-name="P24"><text:span text:style-name="T96"/></text:p>
      <text:p text:style-name="P54">Fill in the text box after &lt;...&gt;</text:p>
      <text:p text:style-name="P10"><text:span text:style-name="T221">&lt;user</text:span><text:span text:style-name="T186">&gt;</text:span><text:span text:style-name="T200"><text:tab/><text:tab/></text:span><text:span text:style-name="T207"> <text:tab/><text:tab/><text:tab/> </text:span><text:span text:style-name="T201"><draw:control text:anchor-type="as-char" svg:y="-0.4cm" draw:z-index="4" draw:name="Gebruiker" draw:style-name="gr2" draw:text-style-name="P69" svg:width="6.002cm" svg:height="0.5cm" draw:control="control3"><svg:title>Gebruiker</svg:title><svg:desc>Volledige naam, bijv. Jan Stek</svg:desc></draw:control></text:span><text:span text:style-name="T201"><text:tab/></text:span><text:span text:style-name="T205">e.g.</text:span><text:span text:style-name="T208"> </text:span><text:span text:style-name="T209">Karel Zimmer</text:span></text:p>
      <text:p text:style-name="P56"><text:span text:style-name="T12">&lt;</text:span><text:span text:style-name="T212">user</text:span><text:span text:style-name="T7">na</text:span><text:span text:style-name="T10">me</text:span><text:span text:style-name="T186">&gt;</text:span><text:span text:style-name="T210"><text:tab/><text:tab/><text:tab/> </text:span><text:span text:style-name="T210"><draw:control text:anchor-type="as-char" svg:y="-0.4cm" draw:z-index="10" draw:name="Gberuikersnaam 2" draw:style-name="gr2" draw:text-style-name="P69" svg:width="6.002cm" svg:height="0.5cm" draw:control="control9"><svg:title>Gebruikersnaam</svg:title><svg:desc>Korte naam, bijv. jan</svg:desc></draw:control></text:span><text:span text:style-name="T210"><text:tab/></text:span><text:span text:style-name="T211">e.g.</text:span><text:span text:style-name="T5"> </text:span><text:span text:style-name="T119">karel</text:span></text:p>
      <text:p text:style-name="P10"><text:span text:style-name="T12">&lt;</text:span><text:span text:style-name="T13">computername</text:span><text:span text:style-name="T186">&gt;</text:span><text:span text:style-name="T213"><text:tab/> </text:span><text:span text:style-name="T7"><draw:control text:anchor-type="as-char" svg:y="-0.4cm" draw:z-index="5" draw:name="Computernaam" draw:style-name="gr2" draw:text-style-name="P69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189"> </text:span><text:span text:style-name="T198">pc0</text:span><text:span text:style-name="T199">1</text:span></text:p>
      <text:p text:style-name="P11"><text:span text:style-name="T221">&lt;</text:span><text:span text:style-name="T187">user</text:span><text:span text:style-name="T186">&gt;</text:span><text:span text:style-name="T193"><text:tab/><text:tab/></text:span><text:span text:style-name="T207"> <text:tab/><text:tab/><text:tab/> </text:span><text:span text:style-name="T201"><draw:control text:anchor-type="as-char" svg:y="-0.4cm" draw:z-index="8" draw:name="Gebruiker 1" draw:style-name="gr2" draw:text-style-name="P69" svg:width="6.002cm" svg:height="0.5cm" draw:control="control7"><svg:title>Gebruiker</svg:title><svg:desc>Volledige naam, bijv. Jan Stek</svg:desc></draw:control></text:span><text:span text:style-name="T201"><text:tab/></text:span><text:span text:style-name="T205">i.e.</text:span><text:span text:style-name="T202"> </text:span><text:span text:style-name="T203">additional </text:span><text:span text:style-name="T204">user</text:span><text:span text:style-name="T206">s</text:span></text:p>
      <text:p text:style-name="P56"><text:span text:style-name="T221">&lt;</text:span><text:span text:style-name="T187">user</text:span><text:span text:style-name="T188">n</text:span><text:span text:style-name="T185">a</text:span><text:span text:style-name="T186">me&gt;</text:span><text:span text:style-name="T184"><text:tab/><text:tab/><text:tab/> </text:span><text:span text:style-name="T210"><draw:control text:anchor-type="as-char" svg:y="-0.4cm" draw:z-index="9" draw:name="Gberuikersnaam 1" draw:style-name="gr2" draw:text-style-name="P69" svg:width="6.002cm" svg:height="0.5cm" draw:control="control8"><svg:title>Gebruikersnaam</svg:title><svg:desc>Korte naam, bijv. jan</svg:desc></draw:control></text:span><text:span text:style-name="T210"><text:tab/></text:span><text:span text:style-name="T211">i</text:span><text:span text:style-name="T194">.</text:span><text:span text:style-name="T195">e.</text:span><text:span text:style-name="T194"> </text:span><text:span text:style-name="T190">additional </text:span><text:span text:style-name="T191">user</text:span><text:span text:style-name="T192">s</text:span></text:p>
      <text:p text:style-name="P55"><text:span text:style-name="T254">r</text:span>eplace &lt;...&gt; in this checklist with the value in the text box.</text:p>
      <text:p text:style-name="P35"/>
      <text:p text:style-name="P35"/>
      <text:p text:style-name="P9"><text:span text:style-name="Strong_20_Emphasis"><text:span text:style-name="T138">Not yet on Linux?</text:span></text:span><text:span text:style-name="T110"><text:tab/></text:span><text:span text:style-name="T114">Use</text:span><text:span text:style-name="T111"> </text:span><text:span text:style-name="Strong_20_Emphasis"><text:span text:style-name="T115">Checklist </text:span></text:span><text:span text:style-name="Strong_20_Emphasis"><text:span text:style-name="T116">transfer</text:span></text:span><text:span text:style-name="T111"> o</text:span><text:span text:style-name="T113">n</text:span><text:span text:style-name="T111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12">.</text:span></text:p>
      <text:p text:style-name="P33"><text:span text:style-name="Strong_20_Emphasis"><text:span text:style-name="T130">New installation?</text:span></text:span><text:span text:style-name="T127"><text:tab/><text:tab/></text:span><text:span text:style-name="T129">Start at chapter</text:span><text:span text:style-name="T127"> </text:span><text:span text:style-name="Strong_20_Emphasis"><text:span text:style-name="T130"><text:bookmark-ref text:reference-format="page" text:ref-name="__RefNumPara__4009_1271708128">2</text:bookmark-ref></text:span></text:span><text:span text:style-name="Strong_20_Emphasis"><text:span text:style-name="T130"><text:s text:c="2"/></text:span></text:span><text:span text:style-name="Strong_20_Emphasis"><text:span text:style-name="T131"><text:bookmark-ref text:reference-format="text" text:ref-name="__RefNumPara__4009_1271708128">Perform installation</text:bookmark-ref></text:span></text:span><text:span text:style-name="T128">.</text:span></text:p>
      <text:p text:style-name="P28"/>
      <text:p text:style-name="P28"/>
      <text:list text:style-name="L1">
        <text:list-item>
          <text:p text:style-name="P65"><text:bookmark-start text:name="__RefNumPara__4083_1271708128"/>Prepar<text:span text:style-name="T226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37"><text:span text:style-name="Strong_20_Emphasis"><text:span text:style-name="T36"><draw:control text:anchor-type="as-char" draw:z-index="7" draw:name="Vorm3_0" draw:style-name="gr1" draw:text-style-name="P6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36"><draw:control text:anchor-type="as-char" draw:z-index="12" draw:name="Vorm3_ 1" draw:style-name="gr1" draw:text-style-name="P68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38"><text:span text:style-name="T22">Log in as </text:span><text:span text:style-name="T222">&lt;user</text:span><text:span text:style-name="T196">&gt;</text:span><text:span text:style-name="T6"><text:note text:id="ftn2" text:note-class="footnote"><text:note-citation>2</text:note-citation><text:note-body><text:p text:style-name="P40"><text:span text:style-name="T62">Login any additional </text:span><text:span text:style-name="T66">users</text:span><text:span text:style-name="T67"> </text:span><text:span text:style-name="T62">and follow the same steps.</text:span></text:p></text:note-body></text:note></text:span><text:span text:style-name="T23">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57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4" draw:name="Vorm 4" draw:style-name="gr1" draw:text-style-name="P68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51"><text:span text:style-name="T33">Type: </text:span><text:span text:style-name="User_20_Entry"><text:span text:style-name="T79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4" office:value-type="string">
            <text:p text:style-name="P17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58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5" draw:name="Vorm 6" draw:style-name="gr1" draw:text-style-name="P6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6" draw:name="Vorm 7" draw:style-name="gr1" draw:text-style-name="P68" svg:width="0.35cm" svg:height="0.35cm" draw:control="control15"/></text:span></text:span></text:p>
          </table:table-cell>
          <table:table-cell table:style-name="_31_._5f_Installatie_5f_voorbereiden.D6" office:value-type="string">
            <text:p text:style-name="P52"><text:span text:style-name="T33">Type: </text:span><text:span text:style-name="User_20_Entry"><text:span text:style-name="T79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3"><text:span text:style-name="Strong_20_Emphasis"><text:span text:style-name="T24"/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7" office:value-type="string">
            <text:p text:style-name="P39"><text:span text:style-name="T25">Select </text:span><text:span text:style-name="Strong_20_Emphasis"><text:span text:style-name="T85">1</text:span></text:span><text:span text:style-name="T25"> Prepar</text:span><text:span text:style-name="T31">e</text:span><text:span text:style-name="T25"> installation</text:span><text:span text:style-name="T30">. 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8" office:value-type="string">
            <text:p text:style-name="P17">Follow the instructions on the screen.</text:p>
          </table:table-cell>
        </table:table-row>
      </table:table>
      <text:p text:style-name="P16"/>
      <text:list text:continue-numbering="true" text:style-name="L1">
        <text:list-item>
          <text:p text:style-name="P66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68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120">Boot the computer from</text:span><text:span text:style-name="T125"><text:note text:id="ftn3" text:note-class="footnote"><text:note-citation>1</text:note-citation><text:note-body><text:p text:style-name="P8"><text:span text:style-name="T68">Boot menu/Setup via one of the </text:span><text:span text:style-name="T69">f</text:span><text:span text:style-name="T68">requently used keys: </text:span><text:span text:style-name="T97">Esc</text:span><text:span text:style-name="T70">, </text:span><text:span text:style-name="T97">Delete</text:span><text:span text:style-name="T70">, </text:span><text:span text:style-name="T97">F1</text:span><text:span text:style-name="T70">, </text:span><text:span text:style-name="T97">F2</text:span><text:span text:style-name="T70">, </text:span><text:span text:style-name="T97">F9</text:span><text:span text:style-name="T70">, </text:span><text:span text:style-name="T97">F10</text:span><text:span text:style-name="T70">, </text:span><text:span text:style-name="T97">F11</text:span><text:span text:style-name="T70">, or </text:span><text:span text:style-name="T97">F12</text:span></text:p></text:note-body></text:note></text:span><text:span text:style-name="T120"> an</text:span><text:span text:style-name="T122"> </text:span><text:span text:style-name="T106"><text:user-field-get text:name="Distro">AlmaLinux</text:user-field-get></text:span><text:span text:style-name="T124"><text:s/></text:span><text:span text:style-name="T107"><text:user-field-get text:name="Version">8.10</text:user-field-get></text:span><text:span text:style-name="T107"><text:s/></text:span><text:span text:style-name="T108">Server</text:span><text:span text:style-name="T61"> </text:span><text:span text:style-name="T59">L</text:span><text:span text:style-name="T57">ive</text:span><text:span text:style-name="T57"><text:note text:id="ftn4" text:note-class="footnote"><text:note-citation>2</text:note-citation><text:note-body><text:p text:style-name="P50"><text:span text:style-name="T15">From a Live USB stick you can boot and work with </text:span><text:span text:style-name="T126"><text:user-field-get text:name="Distro">AlmaLinux</text:user-field-get></text:span><text:span text:style-name="T126"><text:s/></text:span><text:span text:style-name="T15">without modifying any files on the hard drive and also allows installation of </text:span><text:span text:style-name="T126"><text:user-field-get text:name="Distro">AlmaLinux</text:user-field-get></text:span><text:span text:style-name="T126">.</text:span></text:p></text:note-body></text:note></text:span><text:span text:style-name="T120"> USB stick</text:span><text:span text:style-name="T58"><text:note text:id="ftn5" text:note-class="footnote"><text:note-citation>3</text:note-citation><text:note-body><text:p text:style-name="P61"><text:span text:style-name="T63">Create a bootable USB stick:<text:line-break/></text:span><text:span text:style-name="T71">Download </text:span><text:span text:style-name="T75">a</text:span><text:span text:style-name="T72"> </text:span><text:span text:style-name="Sterk_20_accent_20_voetnoot"><text:span text:style-name="T91">AlmaL</text:span></text:span><text:span text:style-name="Sterk_20_accent_20_voetnoot"><text:span text:style-name="T87">inux </text:span></text:span><text:span text:style-name="Sterk_20_accent_20_voetnoot"><text:span text:style-name="T92">OS </text:span></text:span><text:span text:style-name="Sterk_20_accent_20_voetnoot"><text:span text:style-name="T87"><text:user-field-get text:name="Version">8.10</text:user-field-get></text:span></text:span><text:span text:style-name="Sterk_20_accent_20_voetnoot"><text:span text:style-name="T87"><text:s/></text:span></text:span><text:span text:style-name="Sterk_20_accent_20_voetnoot"><text:span text:style-name="T90">DVD ISO</text:span></text:span><text:span text:style-name="Sterk_20_accent_20_voetnoot"><text:span text:style-name="T73"> </text:span></text:span><text:span text:style-name="T75">from</text:span><text:span text:style-name="T74"> </text:span><text:a xlink:type="simple" xlink:href="https://almalinux.org/" text:style-name="Internet_20_link" text:visited-style-name="Visited_20_Internet_20_Link"><text:span text:style-name="Strong_20_Emphasis"><text:span text:style-name="T217">almalinux.org</text:span></text:span></text:a><text:span text:style-name="T65">.</text:span><text:span text:style-name="Strong_20_Emphasis"><text:span text:style-name="T98"><text:line-break/></text:span></text:span><text:span text:style-name="T64">The next steps are described in </text:span><text:span text:style-name="Sterk_20_accent_20_voetnoot"><text:span text:style-name="T88">Linux informati</text:span></text:span><text:span text:style-name="Sterk_20_accent_20_voetnoot"><text:span text:style-name="T89">on</text:span></text:span><text:span text:style-name="T64">, which can be found at </text:span><text:a xlink:type="simple" xlink:href="https://karelzimmer.nl/en" text:style-name="Internet_20_link" text:visited-style-name="Visited_20_Internet_20_Link"><text:span text:style-name="T216">karelzimmer.nl/en</text:span></text:a><text:span text:style-name="T64">.</text:span></text:p></text:note-body></text:note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09">Select</text:span><text:span text:style-name="T38"> </text:span><text:span text:style-name="Strong_20_Emphasis"><text:span text:style-name="T80">Install</text:span></text:span><text:span text:style-name="Strong_20_Emphasis"><text:span text:style-name="T39"> </text:span></text:span><text:span text:style-name="Strong_20_Emphasis"><text:span text:style-name="T81"><text:user-field-get text:name="Distro">AlmaLinux</text:user-field-get></text:span></text:span><text:span text:style-name="Strong_20_Emphasis"><text:span text:style-name="T83"><text:s/></text:span></text:span><text:span text:style-name="Strong_20_Emphasis"><text:span text:style-name="T82"><text:user-field-get text:name="Version">8.10</text:user-field-get></text:span></text:span><text:span text:style-name="T121"><text:s/></text:span><text:span text:style-name="T123">and press the</text:span><text:span text:style-name="T35"> </text:span><text:span text:style-name="T84">Enter</text:span><text:span text:style-name="T33"> </text:span><text:span text:style-name="T34">key</text:span><text:span text:style-name="T3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40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" draw:style-name="gr1" draw:text-style-name="P68" svg:width="0.35cm" svg:height="0.35cm" draw:control="control25"/></text:span></text:p>
          </table:table-cell>
          <table:table-cell table:style-name="_32_._5f_Installatie_5f_uitvoeren.C3" office:value-type="string">
            <text:p text:style-name="Standard"><text:span text:style-name="T140">At</text:span><text:span text:style-name="T141"> </text:span><text:span text:style-name="Strong_20_Emphasis"><text:span text:style-name="T140">WELCOME TO </text:span></text:span><text:span text:style-name="Strong_20_Emphasis"><text:span text:style-name="T151">ALMA</text:span></text:span><text:span text:style-name="Strong_20_Emphasis"><text:span text:style-name="T140">LINUX </text:span></text:span><text:span text:style-name="Strong_20_Emphasis"><text:span text:style-name="T176"><text:user-field-get text:name="Version">8.10</text:user-field-get></text:span></text:span><text:span text:style-name="T153"><text:s/>select language and click </text:span><text:span text:style-name="Strong_20_Emphasis"><text:span text:style-name="T177">Continue</text:span></text:span><text:span text:style-name="T14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0" draw:style-name="gr1" draw:text-style-name="P68" svg:width="0.35cm" svg:height="0.35cm" draw:control="control20"/></text:span></text:p>
          </table:table-cell>
          <table:table-cell table:style-name="_32_._5f_Installatie_5f_uitvoeren.C8" office:value-type="string">
            <text:p text:style-name="Standard"><text:span text:style-name="T143">U</text:span><text:span text:style-name="T144">nder</text:span><text:span text:style-name="T141"> </text:span><text:span text:style-name="Strong_20_Emphasis"><text:span text:style-name="T144">USER SETTINGS</text:span></text:span><text:span text:style-name="T159"> </text:span><text:span text:style-name="T160">click</text:span><text:span text:style-name="T161"> </text:span><text:span text:style-name="Strong_20_Emphasis"><text:span text:style-name="T178">User </text:span></text:span><text:span text:style-name="Strong_20_Emphasis"><text:span text:style-name="T179">C</text:span></text:span><text:span text:style-name="Strong_20_Emphasis"><text:span text:style-name="T178">reation</text:span></text:span><text:span text:style-name="T14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18">Enter you</text:span><text:span text:style-name="T225">r</text:span><text:span text:style-name="T219"> </text:span><text:span text:style-name="Strong_20_Emphasis"><text:span text:style-name="T56">Full name</text:span></text:span><text:span text:style-name="T41"> </text:span><text:span text:style-name="T221">&lt;user</text:span><text:span text:style-name="T186">&gt;</text:span><text:span text:style-name="T42">,</text:span><text:span text:style-name="Strong_20_Emphasis"><text:span text:style-name="T99"><text:line-break/></text:span></text:span><text:span text:style-name="Strong_20_Emphasis"><text:span text:style-name="T56">User name</text:span></text:span><text:span text:style-name="T41"> </text:span><text:span text:style-name="T223">&lt;user</text:span><text:span text:style-name="T224">name</text:span><text:span text:style-name="T197">&gt;</text:span><text:span text:style-name="T41">,</text:span></text:p>
            <text:p text:style-name="Standard"><text:span text:style-name="T43">check</text:span><text:span text:style-name="T44"> </text:span><text:span text:style-name="Strong_20_Emphasis"><text:span text:style-name="T52">Ma</text:span></text:span><text:span text:style-name="Strong_20_Emphasis"><text:span text:style-name="T53">ke this user administrator</text:span></text:span><text:span text:style-name="T44">,</text:span></text:p>
            <text:p text:style-name="Standard"><text:span text:style-name="T40">enter a </text:span><text:span text:style-name="Strong_20_Emphasis"><text:span text:style-name="T51">password</text:span></text:span><text:span text:style-name="T40"> twice</text:span><text:span text:style-name="T44"> </text:span><text:span text:style-name="T45">and c</text:span><text:span text:style-name="T44">li</text:span><text:span text:style-name="T46">c</text:span><text:span text:style-name="T44">k </text:span><text:span text:style-name="Strong_20_Emphasis"><text:span text:style-name="T54">Done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68" svg:width="0.35cm" svg:height="0.35cm" draw:control="control21"/></text:span></text:p>
          </table:table-cell>
          <table:table-cell table:style-name="_32_._5f_Installatie_5f_uitvoeren.C8" office:value-type="string">
            <text:p text:style-name="Standard"><text:span text:style-name="T143">U</text:span><text:span text:style-name="T144">nder</text:span><text:span text:style-name="T142"> </text:span><text:span text:style-name="Strong_20_Emphasis"><text:span text:style-name="T180">SYSTEM</text:span></text:span><text:span text:style-name="T142"> </text:span><text:span text:style-name="T143">click</text:span><text:span text:style-name="T145"> </text:span><text:span text:style-name="Strong_20_Emphasis"><text:span text:style-name="T180">Installati</text:span></text:span><text:span text:style-name="Strong_20_Emphasis"><text:span text:style-name="T183">on Destination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20">Check</text:span><text:span text:style-name="T251"> </text:span><text:span text:style-name="T252">the </text:span><text:span text:style-name="Strong_20_Emphasis"><text:span text:style-name="T253">Device Selection</text:span></text:span><text:span text:style-name="T236"> </text:span><text:span text:style-name="T238">and click </text:span><text:span text:style-name="Strong_20_Emphasis"><text:span text:style-name="T237">Done</text:span></text:span><text:span text:style-name="T23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68" svg:width="0.35cm" svg:height="0.35cm" draw:control="control22"/></text:span></text:p>
          </table:table-cell>
          <table:table-cell table:style-name="_32_._5f_Installatie_5f_uitvoeren.C8" office:value-type="string">
            <text:p text:style-name="Standard"><text:span text:style-name="T143">U</text:span><text:span text:style-name="T144">nder</text:span><text:span text:style-name="T142"> </text:span><text:span text:style-name="Strong_20_Emphasis"><text:span text:style-name="T180">SYSTEM</text:span></text:span><text:span text:style-name="T142"> </text:span><text:span text:style-name="T143">click</text:span><text:span text:style-name="T145"> </text:span><text:span text:style-name="Strong_20_Emphasis"><text:span text:style-name="T180">Netwerk &amp; </text:span></text:span><text:span text:style-name="Strong_20_Emphasis"><text:span text:style-name="T177">H</text:span></text:span><text:span text:style-name="Strong_20_Emphasis"><text:span text:style-name="T180">ost </text:span></text:span><text:span text:style-name="Strong_20_Emphasis"><text:span text:style-name="T177">N</text:span></text:span><text:span text:style-name="Strong_20_Emphasis"><text:span text:style-name="T180">a</text:span></text:span><text:span text:style-name="Strong_20_Emphasis"><text:span text:style-name="T177">me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73">Move</text:span><text:span text:style-name="T171"> the slider behind the network adapter </text:span><text:span text:style-name="T172">from </text:span><text:span text:style-name="T175">OFF</text:span><text:span text:style-name="T172"> </text:span><text:span text:style-name="T171">to </text:span><text:span text:style-name="T174">ON</text:span><text:span text:style-name="T17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46">Enter you</text:span><text:span text:style-name="T150">r</text:span><text:span text:style-name="T147"> </text:span><text:span text:style-name="Strong_20_Emphasis"><text:span text:style-name="T148">Host </text:span></text:span><text:span text:style-name="Strong_20_Emphasis"><text:span text:style-name="T146">N</text:span></text:span><text:span text:style-name="Strong_20_Emphasis"><text:span text:style-name="T148">am</text:span></text:span><text:span text:style-name="Strong_20_Emphasis"><text:span text:style-name="T146">e</text:span></text:span><text:span text:style-name="T4"> &lt;</text:span><text:span text:style-name="T8">computerna</text:span><text:span text:style-name="T9">me&gt;</text:span><text:span text:style-name="T155"> </text:span><text:span text:style-name="T156">and click </text:span><text:span text:style-name="Strong_20_Emphasis"><text:span text:style-name="T165">Apply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58">C</text:span><text:span text:style-name="T152">li</text:span><text:span text:style-name="T158">c</text:span><text:span text:style-name="T152">k </text:span><text:span text:style-name="Strong_20_Emphasis"><text:span text:style-name="T164">Done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5" draw:style-name="gr1" draw:text-style-name="P68" svg:width="0.35cm" svg:height="0.35cm" draw:control="control23"/></text:span></text:p>
          </table:table-cell>
          <table:table-cell table:style-name="_32_._5f_Installatie_5f_uitvoeren.C15" office:value-type="string">
            <text:p text:style-name="Standard"><text:span text:style-name="T143">U</text:span><text:span text:style-name="T144">nder</text:span><text:span text:style-name="T142"> </text:span><text:span text:style-name="Strong_20_Emphasis"><text:span text:style-name="T180">SOFTWARE</text:span></text:span><text:span text:style-name="T142"> </text:span><text:span text:style-name="T143">click</text:span><text:span text:style-name="T145"> </text:span><text:span text:style-name="Strong_20_Emphasis"><text:span text:style-name="T181">Software </text:span></text:span><text:span text:style-name="Strong_20_Emphasis"><text:span text:style-name="T182">S</text:span></text:span><text:span text:style-name="Strong_20_Emphasis"><text:span text:style-name="T181">electi</text:span></text:span><text:span text:style-name="Strong_20_Emphasis"><text:span text:style-name="T182">on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49">Select </text:span><text:span text:style-name="T166">Server</text:span><text:span text:style-name="T149"> </text:span><text:span text:style-name="T161">and click </text:span><text:span text:style-name="Strong_20_Emphasis"><text:span text:style-name="T167">Done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4" draw:style-name="gr1" draw:text-style-name="P68" svg:width="0.35cm" svg:height="0.35cm" draw:control="control24"/></text:span></text:p>
          </table:table-cell>
          <table:table-cell table:style-name="_32_._5f_Installatie_5f_uitvoeren.C22" office:value-type="string">
            <text:p text:style-name="Standard"><text:span text:style-name="T162">Click</text:span><text:span text:style-name="T163"> </text:span><text:span text:style-name="Strong_20_Emphasis"><text:span text:style-name="T168">Begin </text:span></text:span><text:span text:style-name="Strong_20_Emphasis"><text:span text:style-name="T169">Installation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3" draw:style-name="gr1" draw:text-style-name="P68" svg:width="0.35cm" svg:height="0.35cm" draw:control="control26"/></text:span></text:p>
          </table:table-cell>
          <table:table-cell table:style-name="_32_._5f_Installatie_5f_uitvoeren.C22" office:value-type="string">
            <text:p text:style-name="Standard"><text:span text:style-name="T162">Click</text:span><text:span text:style-name="T163"> </text:span><text:span text:style-name="Strong_20_Emphasis"><text:span text:style-name="T170">Reboot System</text:span></text:span><text:span text:style-name="T154">.</text:span>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4"><text:span text:style-name="Strong_20_Emphasis"><text:span text:style-name="T55">Finish installation</text:span></text:span></text:p>
        </text:list-item>
      </text:list>
      <text:p text:style-name="P36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3" draw:name="Vorm24" draw:style-name="gr1" draw:text-style-name="P68" svg:width="0.35cm" svg:height="0.35cm" draw:control="control2"/></text:p>
          </table:table-cell>
          <table:table-cell table:style-name="_33_._5f_Installatie_5f_afronden.C1" office:value-type="string">
            <text:p text:style-name="Standard"><text:span text:style-name="T20">Log in as </text:span><text:span text:style-name="T223">&lt;user</text:span><text:span text:style-name="T197">&gt;</text:span><text:span text:style-name="T2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17" draw:name="Vorm4" draw:style-name="gr1" draw:text-style-name="P68" svg:width="0.35cm" svg:height="0.35cm" draw:control="control16"/></text:p>
          </table:table-cell>
          <table:table-cell table:style-name="_33_._5f_Installatie_5f_afronden.C3" office:value-type="string">
            <text:p text:style-name="Standard"><text:span text:style-name="T33">Type: </text:span><text:span text:style-name="User_20_Entry"><text:span text:style-name="T79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4" office:value-type="string">
            <text:p text:style-name="P18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5" office:value-type="string">
            <text:p text:style-name="P59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6"><text:span text:style-name="T37"><draw:control text:anchor-type="as-char" draw:z-index="18" draw:name="Vorm 3" draw:style-name="gr1" draw:text-style-name="P68" svg:width="0.35cm" svg:height="0.35cm" draw:control="control17"/></text:span></text:p>
          </table:table-cell>
          <table:table-cell table:style-name="_33_._5f_Installatie_5f_afronden.C6" office:value-type="string">
            <text:p text:style-name="P53"><text:span text:style-name="T33">Type: </text:span><text:span text:style-name="User_20_Entry"><text:span text:style-name="T79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><text:span text:style-name="T24"/></text:p>
          </table:table-cell>
          <table:table-cell table:style-name="_33_._5f_Installatie_5f_afronden.C7" office:value-type="string">
            <text:p text:style-name="P42"><text:span text:style-name="T26">Se</text:span><text:span text:style-name="T28">lect</text:span><text:span text:style-name="T26"> </text:span><text:span text:style-name="Strong_20_Emphasis"><text:span text:style-name="T86">3</text:span></text:span><text:span text:style-name="T47"> </text:span><text:span text:style-name="T48">Finish installatio</text:span><text:span text:style-name="T49">n</text:span><text:span text:style-name="T25">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8" office:value-type="string">
            <text:p text:style-name="P19">Follow the instructions on the screen.</text:p>
          </table:table-cell>
        </table:table-row>
      </table:table>
      <text:p text:style-name="P36"><text:span text:style-name="Strong_20_Emphasis"><text:span text:style-name="T20"/></text:span></text:p>
      <text:list text:continue-numbering="true" text:style-name="L1">
        <text:list-item>
          <text:p text:style-name="P67"><text:span text:style-name="Strong_20_Emphasis"><text:span text:style-name="T14">S</text:span></text:span><text:span text:style-name="Strong_20_Emphasis"><text:span text:style-name="T139">et up user</text:span></text:span></text:p>
        </text:list-item>
      </text:list>
      <text:p text:style-name="P2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><text:span text:style-name="T37"><draw:control text:anchor-type="as-char" draw:z-index="6" draw:name="Vorm40_0" draw:style-name="gr1" draw:text-style-name="P68" svg:width="0.35cm" svg:height="0.35cm" draw:control="control5"/></text:span></text:p>
          </table:table-cell>
          <table:table-cell table:style-name="Tabel2.A1" office:value-type="string">
            <text:p text:style-name="P45"><text:span text:style-name="T37"><draw:control text:anchor-type="as-char" draw:z-index="11" draw:name="Vorm40_ 1" draw:style-name="gr1" draw:text-style-name="P68" svg:width="0.35cm" svg:height="0.35cm" draw:control="control10"/></text:span></text:p>
          </table:table-cell>
          <table:table-cell table:style-name="Tabel2.D1" office:value-type="string">
            <text:p text:style-name="P23"><text:span text:style-name="T21">Log in as</text:span><text:span text:style-name="T20"> </text:span><text:span text:style-name="T223">&lt;user</text:span><text:span text:style-name="T197">&gt;</text:span><text:span text:style-name="T27"><text:note text:id="ftn6" text:note-class="footnote"><text:note-citation>1</text:note-citation><text:note-body><text:p text:style-name="P41"><text:span text:style-name="T77">Login any additional </text:span><text:span text:style-name="T78">users</text:span><text:span text:style-name="T76"> </text:span><text:span text:style-name="T77">and follow the same steps.</text:span></text:p></text:note-body></text:note></text:span><text:span text:style-name="T20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32"><text:span text:style-name="T95"><draw:control text:anchor-type="as-char" draw:z-index="13" draw:name="Vorm4_ 2" draw:style-name="gr1" draw:text-style-name="P68" svg:width="0.35cm" svg:height="0.35cm" draw:control="control12"/></text:span></text:p>
          </table:table-cell>
          <table:table-cell table:style-name="Tabel2.D2" office:value-type="string">
            <text:p text:style-name="P21">Go through the welcome screens.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6"><text:span text:style-name="T37"><draw:control text:anchor-type="as-char" draw:z-index="19" draw:name="Vorm 8" draw:style-name="gr1" draw:text-style-name="P68" svg:width="0.35cm" svg:height="0.35cm" draw:control="control18"/></text:span></text:p>
          </table:table-cell>
          <table:table-cell table:style-name="Tabel2.A1" office:value-type="string">
            <text:p text:style-name="P46"><text:span text:style-name="T37"><draw:control text:anchor-type="as-char" draw:z-index="20" draw:name="Vorm 9" draw:style-name="gr1" draw:text-style-name="P68" svg:width="0.35cm" svg:height="0.35cm" draw:control="control19"/></text:span></text:p>
          </table:table-cell>
          <table:table-cell table:style-name="Tabel2.D5" office:value-type="string">
            <text:p text:style-name="P53"><text:span text:style-name="T33">Type: </text:span><text:span text:style-name="User_20_Entry"><text:span text:style-name="T93">kz menu</text:span>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6" office:value-type="string">
            <text:p text:style-name="P22"><text:span text:style-name="T29">Select</text:span><text:span text:style-name="T26"> </text:span><text:span text:style-name="Strong_20_Emphasis"><text:span text:style-name="T86">4</text:span></text:span><text:span text:style-name="T50"> </text:span><text:span text:style-name="T32">Set up user</text:span><text:span text:style-name="T25">.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7" office:value-type="string">
            <text:p text:style-name="P20">Follow the instructions on the screen.</text:p>
          </table:table-cell>
        </table:table-row>
      </table:table>
      <text:p text:style-name="P27"/>
      <text:p text:style-name="P60"/>
      <text:p text:style-name="P34"><text:span text:style-name="T136">End of checklist,</text:span><text:span text:style-name="T137"> </text:span><text:span text:style-name="T133"><text:user-field-get text:name="Distro">AlmaLinux</text:user-field-get></text:span><text:span text:style-name="T135"><text:s/></text:span><text:span text:style-name="T132"><text:user-field-get text:name="Version">8.10</text:user-field-get></text:span><text:span text:style-name="T132"><text:s/></text:span><text:span text:style-name="T134">Desktop</text:span><text:span text:style-name="T94"> </text:span><text:span text:style-name="T136">installation is complete.</text:span></text:p>
      <text:p text:style-name="P14"/>
      <text:p text:style-name="P12"><text:span text:style-name="T243">Written</text:span><text:span text:style-name="T244"> </text:span><text:span text:style-name="T243">by</text:span><text:span text:style-name="T244"> </text:span><text:a xlink:type="simple" xlink:href="mailto:info@karelzimmer.nl?subject=Checklist%20installation%20Linux" text:style-name="Internet_20_link" text:visited-style-name="Visited_20_Internet_20_Link"><text:span text:style-name="T250">Karel Zimmer</text:span></text:a><text:span text:style-name="T245">.</text:span></text:p>
      <text:p text:style-name="P13"><text:span text:style-name="T248">License </text:span><text:span text:style-name="T246">C</text:span><text:span text:style-name="T247">C0</text:span><text:span text:style-name="T245"> 1.0 </text:span><text:span text:style-name="T24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9"><text:s/></text:span><text:span text:style-name="T24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9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AlmaLinux-server</text:file-name></text:span><text:span text:style-name="MT2"><text:tab/><text:tab/></text:span><text:span text:style-name="MT1"><text:date style:data-style-name="N36" text:date-value="2025-04-09T13:46:57.075486271">09/04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4-09T13:46:56.922583753</dc:date>
    <meta:keyword>Installatie</meta:keyword>
    <meta:keyword>Checklist</meta:keyword>
    <meta:keyword>Linux</meta:keyword>
    <meta:editing-cycles>6994</meta:editing-cycles>
    <meta:editing-duration>P12DT7H55M31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1" meta:word-count="402" meta:character-count="2516" meta:non-whitespace-character-count="2148"/>
    <meta:user-defined meta:name="Info 1"/>
    <meta:user-defined meta:name="Info 2"/>
    <meta:user-defined meta:name="Info 3"/>
    <meta:user-defined meta:name="Info 4"/>
  </office:meta>
</office:document-meta>
</file>